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47c" officeooo:paragraph-rsid="000d2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DHCP--</text:p>
      <text:p text:style-name="P1">→ DHCP-client sendet anfrage an Router, die dem client mitgeteilt wird, woraufhin das Gerät seine <text:tab/>ip-Adresse bekomm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2:07:11.357450507</meta:creation-date>
    <dc:date>2019-05-17T12:09:03.568343060</dc:date>
    <meta:editing-duration>PT1M54S</meta:editing-duration>
    <meta:editing-cycles>1</meta:editing-cycles>
    <meta:document-statistic meta:table-count="0" meta:image-count="0" meta:object-count="0" meta:page-count="1" meta:paragraph-count="2" meta:word-count="19" meta:character-count="126" meta:non-whitespace-character-count="109"/>
    <meta:generator>LibreOffice/6.0.7.3$Linux_X86_64 LibreOffice_project/00m0$Build-3</meta:generator>
  </office:meta>
</office:document-meta>
</file>